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11cm" svg:height="3.741cm" draw:transform="skewX (-0.000174532925199436) rotate (-1.55281943549936) translate (6.77293445108058cm 3.68430054858829cm)" svg:viewBox="0 0 4412 3742" svg:d="M472 3506c396-32 481-107 1292-79 809 26 1057 181 1660 290 604 109 1137-120 949-1102-187-981-235-2107-239-2266-3-159-825-541-807-232 17 310 81 925 140 1374 57 445 274 1128 150 1480-92 260-172 133-1076-49-905-181-1953-142-2461-114-201 7-7 729 392 698z">
          <text:p/>
        </draw:path>
        <draw:path draw:style-name="gr1" draw:text-style-name="P1" draw:layer="layout" svg:width="1.136cm" svg:height="3.061cm" draw:transform="rotate (-1.55247036964896) translate (6.5831285409155cm 4.8724096025378cm)" svg:viewBox="0 0 1137 3062" svg:d="M1136 2910c-76-196-246-758-305-1223-59-464-49-1075-20-1308 28-234-820-533-811-286 17 459 41 1326 150 1864 108 540 109 586 220 1005 54 205 804 48 766-52z">
          <text:p/>
        </draw:path>
        <draw:path draw:style-name="gr1" draw:text-style-name="P1" draw:layer="layout" svg:width="0.902cm" svg:height="0.661cm" draw:transform="skewX (0.001221730476396) rotate (-2.1556561591382) translate (7.1054573185944cm 7.16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rotate (-2.15687788961459) translate (6.8426244787323cm 5.03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4.2487906519278cm 5.40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115cm" svg:height="3.674cm" draw:transform="skewX (0.000872664625997167) rotate (-1.55281943549936) translate (6.8397938348016cm 3.0401875027826cm)" svg:viewBox="0 0 1116 3675" svg:d="M1115 3580c-79-342-237-1042-286-1581-48-539-30-1440-15-1647 7-108-811-511-814-283-3 227 31 1216 104 1888 71 671 131 1067 227 1615 22 174 808 95 784 8z">
          <text:p/>
        </draw:path>
        <draw:path draw:style-name="gr1" draw:text-style-name="P1" draw:layer="layout" svg:width="0.902cm" svg:height="0.661cm" draw:transform="skewX (0.001221730476396) rotate (-2.1556561591382) translate (4.0937906519278cm 3.8462958331613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cm" draw:transform="skewX (0.00122173047639598) rotate (-2.15652882376419) translate (7.105706971542cm 3.198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skewX (0.00122173047639601) rotate (-2.15687788961459) translate (3.8483068098942cm 3.5576888905431cm)" svg:viewBox="0 0 904 662" svg:d="M527 644c137-64 329-219 367-367 35-139-27-185-184-243-156-57-352-32-459-3-277 72-309 187-173 370 136 181 314 308 449 243z">
          <text:p/>
        </draw:path>
        <draw:path draw:style-name="gr2" draw:text-style-name="P2" draw:layer="layout" svg:width="2.592cm" svg:height="2.224cm" draw:transform="rotate (-0.438601241026176) translate (4.3040522500762cm 0.3194468446211cm)" svg:viewBox="0 0 2593 2225" svg:d="M1799 1998c590-350 823-1216 791-1730s-672-177-658 88 80 670-402 972c-483 301-832-7-1083-163s-661 529-312 810c348 282 1073 373 1664 23z">
          <text:p/>
        </draw:path>
        <draw:path draw:style-name="gr3" draw:text-style-name="P2" draw:layer="layout" svg:width="0.903cm" svg:height="0.661cm" draw:transform="rotate (-2.15757602131539) translate (4.35499110710379cm 1.6366151038323cm)" svg:viewBox="0 0 904 662" svg:d="M527 644c137-64 329-219 367-368 35-139-27-185-184-242-156-57-351-32-459-3-277 72-309 187-173 370 136 181 313 308 449 243z">
          <text:p/>
        </draw:path>
        <draw:path draw:style-name="gr4" draw:text-style-name="P2" draw:layer="layout" svg:width="0.903cm" svg:height="0.661cm" draw:transform="rotate (-2.15757602131539) translate (6.7219911071038cm 1.410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31:34.331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